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P1" style:family="paragraph" style:parent-style-name="Standard">
      <style:paragraph-properties fo:text-align="center" style:justify-single-word="false"/>
      <style:text-properties officeooo:rsid="0009f804" officeooo:paragraph-rsid="0009f804"/>
    </style:style>
    <style:style style:name="P2" style:family="paragraph" style:parent-style-name="Standard">
      <style:paragraph-properties fo:text-align="start" style:justify-single-word="false"/>
      <style:text-properties officeooo:rsid="0009f804" officeooo:paragraph-rsid="0009f804"/>
    </style:style>
    <style:style style:name="P3" style:family="paragraph" style:parent-style-name="Heading_20_3">
      <style:paragraph-properties fo:text-align="start" style:justify-single-word="false"/>
      <style:text-properties officeooo:rsid="0009f804" officeooo:paragraph-rsid="0009f804"/>
    </style:style>
    <style:style style:name="P4" style:family="paragraph" style:parent-style-name="Text_20_body" style:list-style-name="L1">
      <style:paragraph-properties fo:margin-left="0in" fo:margin-right="0in" fo:margin-top="0in" fo:margin-bottom="0.0417in" style:contextual-spacing="false" fo:orphans="2" fo:widows="2" fo:text-indent="0in" style:auto-text-indent="false"/>
      <style:text-properties officeooo:rsid="0009f804"/>
    </style:style>
    <style:style style:name="P5"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6" style:family="paragraph" style:parent-style-name="Text_20_body" style:list-style-name="L1">
      <style:paragraph-properties fo:margin-left="0in" fo:margin-right="0in" fo:margin-top="0in" fo:margin-bottom="0.0417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8" style:family="paragraph" style:parent-style-name="Text_20_body" style:list-style-name="L2">
      <style:paragraph-properties fo:margin-left="0in" fo:margin-right="0in" fo:margin-top="0in" fo:margin-bottom="0.0417in" style:contextual-spacing="false" fo:orphans="2" fo:widows="2" fo:text-indent="0in" style:auto-text-indent="false"/>
      <style:text-properties officeooo:rsid="0009f804"/>
    </style:style>
    <style:style style:name="P9"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10" style:family="paragraph" style:parent-style-name="Horizontal_20_Line">
      <style:text-properties officeooo:rsid="0009f804"/>
    </style:style>
    <style:style style:name="P11" style:family="paragraph" style:parent-style-name="Text_20_body">
      <style:text-properties officeooo:rsid="0009f804"/>
    </style:style>
    <style:style style:name="P12" style:family="paragraph" style:parent-style-name="Heading_20_3">
      <style:text-properties officeooo:rsid="0009f804"/>
    </style:style>
    <style:style style:name="P13" style:family="paragraph" style:parent-style-name="Text_20_body" style:list-style-name="L3">
      <style:paragraph-properties fo:margin-left="0in" fo:margin-right="0in" fo:margin-top="0in" fo:margin-bottom="0.0417in" style:contextual-spacing="false" fo:orphans="2" fo:widows="2" fo:text-indent="0in" style:auto-text-indent="false"/>
      <style:text-properties officeooo:rsid="0009f804"/>
    </style:style>
    <style:style style:name="P14"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15" style:family="paragraph" style:parent-style-name="Text_20_body" style:list-style-name="L3">
      <style:paragraph-properties fo:margin-left="0in" fo:margin-right="0in" fo:margin-top="0in" fo:margin-bottom="0in" style:contextual-spacing="false" fo:orphans="2" fo:widows="2" fo:text-indent="0in" style:auto-text-indent="false"/>
      <style:text-properties officeooo:rsid="0009f804"/>
    </style:style>
    <style:style style:name="P16" style:family="paragraph" style:parent-style-name="Preformatted_20_Text">
      <style:paragraph-properties fo:margin-left="0in" fo:margin-right="0in" fo:margin-top="0in" fo:margin-bottom="0in" style:contextual-spacing="false" fo:text-indent="0in" style:auto-text-indent="false" fo:padding="0in" fo:border="none"/>
      <style:text-properties fo:font-variant="normal" fo:text-transform="none" fo:color="#81a1c1" loext:opacity="100%" style:font-name="var ds-font-family-code" fo:letter-spacing="normal" fo:font-style="normal" fo:font-weight="normal" officeooo:rsid="0009f804"/>
    </style:style>
    <style:style style:name="P17" style:family="paragraph" style:parent-style-name="Preformatted_20_Text">
      <style:paragraph-properties fo:margin-left="0in" fo:margin-right="0in" fo:margin-top="0in" fo:margin-bottom="0in" style:contextual-spacing="false" fo:text-indent="0in" style:auto-text-indent="false" fo:padding="0in" fo:border="none"/>
      <style:text-properties fo:font-variant="normal" fo:text-transform="none" fo:color="#f8faff" loext:opacity="100%" fo:letter-spacing="normal" fo:font-style="normal" fo:font-weight="normal" officeooo:rsid="0009f804"/>
    </style:style>
    <style:style style:name="P18" style:family="paragraph" style:parent-style-name="Text_20_body" style:list-style-name="L3">
      <style:text-properties officeooo:rsid="0009f804" officeooo:paragraph-rsid="0009f804"/>
    </style:style>
    <style:style style:name="P19"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20" style:family="paragraph" style:parent-style-name="Text_20_body" style:list-style-name="L4">
      <style:paragraph-properties fo:margin-left="0in" fo:margin-right="0in" fo:margin-top="0in" fo:margin-bottom="0.0417in" style:contextual-spacing="false" fo:text-align="start" style:justify-single-word="false" fo:orphans="2" fo:widows="2" fo:text-indent="0in" style:auto-text-indent="false"/>
    </style:style>
    <style:style style:name="P21"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1a1c1" loext:opacity="100%" style:font-name="var ds-font-family-code" fo:font-size="9pt" fo:letter-spacing="normal" fo:font-style="normal" fo:font-weight="normal" officeooo:rsid="0009f804"/>
    </style:style>
    <style:style style:name="P22"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ffffff" loext:opacity="100%" fo:letter-spacing="normal" fo:font-style="normal" fo:font-weight="normal" officeooo:rsid="0009f804"/>
    </style:style>
    <style:style style:name="P23" style:family="paragraph" style:parent-style-name="Text_20_body">
      <style:paragraph-properties fo:margin-left="0in" fo:margin-right="0in" fo:margin-top="0in" fo:margin-bottom="0.0417in" style:contextual-spacing="false" fo:text-align="start" style:justify-single-word="false" fo:orphans="2" fo:widows="2" fo:text-indent="0in" style:auto-text-indent="false"/>
      <style:text-properties officeooo:rsid="0009f804"/>
    </style:style>
    <style:style style:name="P24" style:family="paragraph" style:parent-style-name="Text_20_body">
      <style:text-properties officeooo:rsid="0009f804" officeooo:paragraph-rsid="0009f804"/>
    </style:style>
    <style:style style:name="P25" style:family="paragraph" style:parent-style-name="Text_20_body" style:list-style-name="L5">
      <style:paragraph-properties fo:margin-left="0in" fo:margin-right="0in" fo:margin-top="0in" fo:margin-bottom="0.0417in" style:contextual-spacing="false" fo:text-align="start" style:justify-single-word="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26" style:family="paragraph" style:parent-style-name="Preformatted_20_Text" style:list-style-name="L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81a1c1" loext:opacity="100%" style:font-name="var ds-font-family-code" fo:font-size="12pt" fo:letter-spacing="normal" fo:font-style="normal" fo:font-weight="normal" officeooo:rsid="0009f804"/>
    </style:style>
    <style:style style:name="P27" style:family="paragraph" style:parent-style-name="Preformatted_20_Text" style:list-style-name="L5">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f8faff" loext:opacity="100%" fo:letter-spacing="normal" fo:font-style="normal" fo:font-weight="normal" officeooo:rsid="0009f804"/>
    </style:style>
    <style:style style:name="P28" style:family="paragraph" style:parent-style-name="Text_20_body" style:list-style-name="L6">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29" style:family="paragraph" style:parent-style-name="Heading_20_3">
      <style:text-properties officeooo:rsid="0009f804" officeooo:paragraph-rsid="0009f804"/>
    </style:style>
    <style:style style:name="P30" style:family="paragraph" style:parent-style-name="Text_20_body" style:list-style-name="L7">
      <style:paragraph-properties fo:margin-left="0in" fo:margin-right="0in" fo:margin-top="0in" fo:margin-bottom="0.0417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P31" style:family="paragraph" style:parent-style-name="Text_20_body" style:list-style-name="L7">
      <style:paragraph-properties fo:margin-left="0in" fo:margin-right="0in" fo:margin-top="0in" fo:margin-bottom="0in" style:contextual-spacing="false" fo:orphans="2" fo:widows="2" fo:text-indent="0in" style:auto-text-indent="false"/>
      <style:text-properties fo:font-variant="normal" fo:text-transform="none" fo:color="#f8faff" loext:opacity="100%" style:font-name="Inter" fo:font-size="12pt" fo:letter-spacing="normal" fo:font-style="normal" fo:font-weight="normal" officeooo:rsid="0009f804"/>
    </style:style>
    <style:style style:name="T1" style:family="text">
      <style:text-properties fo:font-variant="normal" fo:text-transform="none" fo:color="#f8faff" loext:opacity="100%" style:font-name="Inter" fo:font-size="12pt" fo:letter-spacing="normal" fo:font-style="normal" fo:font-weight="normal"/>
    </style:style>
    <style:style style:name="T2" style:family="text">
      <style:text-properties fo:font-variant="normal" fo:text-transform="none" fo:color="#f8faff" loext:opacity="100%" fo:letter-spacing="normal"/>
    </style:style>
    <style:style style:name="T3" style:family="text">
      <style:text-properties fo:font-variant="normal" fo:text-transform="none" fo:color="#f8faff" loext:opacity="100%" style:font-name="Inter" fo:letter-spacing="normal" fo:font-style="normal" fo:font-weight="normal"/>
    </style:style>
    <style:style style:name="T4" style:family="text">
      <style:text-properties fo:font-variant="normal" fo:text-transform="none" fo:color="#f8faff" loext:opacity="100%" style:font-name="var ds-font-family-code" fo:font-size="12pt" fo:letter-spacing="normal" fo:font-style="normal" fo:font-weight="normal" loext:padding="0in" loext:border="none"/>
    </style:style>
    <style:style style:name="T5" style:family="text">
      <style:text-properties fo:color="#81a1c1" loext:opacity="100%" style:font-name="var ds-font-family-code"/>
    </style:style>
    <style:style style:name="T6" style:family="text">
      <style:text-properties style:font-name="var ds-font-family-code"/>
    </style:style>
    <style:style style:name="T7" style:family="text">
      <style:text-properties fo:color="#a3be8c" loext:opacity="100%" style:font-name="var ds-font-family-code"/>
    </style:style>
    <style:style style:name="T8" style:family="text">
      <style:text-properties fo:color="#b48ead" loext:opacity="100%" style:font-name="var ds-font-family-code"/>
    </style:style>
    <style:style style:name="T9" style:family="text">
      <style:text-properties fo:font-variant="normal" fo:text-transform="none" fo:color="#f8faff" loext:opacity="100%" style:font-name="Inter" fo:font-size="12pt" fo:letter-spacing="normal" fo:font-style="normal" fo:font-weight="normal" officeooo:rsid="0009f804"/>
    </style:style>
    <style:style style:name="T10" style:family="text">
      <style:text-properties fo:font-variant="normal" fo:text-transform="none" fo:color="#f8faff" loext:opacity="100%" style:font-name="var ds-font-family-code" fo:font-size="12pt" fo:letter-spacing="normal" fo:font-style="normal" fo:font-weight="normal" officeooo:rsid="0009f804" loext:padding="0in" loext:border="none"/>
    </style:style>
    <style:style style:name="T11" style:family="text">
      <style:text-properties fo:color="#81a1c1" loext:opacity="100%" style:font-name="var ds-font-family-code" fo:font-size="9pt"/>
    </style:style>
    <style:style style:name="T12" style:family="text">
      <style:text-properties style:font-name="var ds-font-family-code" fo:font-size="9pt"/>
    </style:style>
    <style:style style:name="T13" style:family="text">
      <style:text-properties fo:color="#a3be8c" loext:opacity="100%" style:font-name="var ds-font-family-code" fo:font-size="9pt"/>
    </style:style>
    <style:style style:name="T14" style:family="text">
      <style:text-properties fo:color="#b48ead" loext:opacity="100%" style:font-name="var ds-font-family-code" fo:font-size="9pt"/>
    </style:style>
    <style:style style:name="T15" style:family="text">
      <style:text-properties style:font-name="var ds-font-family-code" loext:padding="0in" loext:border="none"/>
    </style:style>
    <style:style style:name="T16" style:family="text">
      <style:text-properties fo:color="#81a1c1" loext:opacity="100%" style:font-name="var ds-font-family-code" fo:font-size="12pt"/>
    </style:style>
    <style:style style:name="T17" style:family="text">
      <style:text-properties style:font-name="var ds-font-family-code" fo:font-size="12pt"/>
    </style:style>
    <style:style style:name="T18" style:family="text">
      <style:text-properties fo:color="#a3be8c" loext:opacity="100%" style:font-name="var ds-font-family-code" fo:font-size="12pt"/>
    </style:style>
    <style:style style:name="T19" style:family="text">
      <style:text-properties fo:color="#b48ead" loext:opacity="100%" style:font-name="var ds-font-family-code" fo:font-size="12pt"/>
    </style:style>
    <style:style style:name="T20" style:family="text">
      <style:text-properties fo:font-weight="normal"/>
    </style:style>
    <style:style style:name="T21" style:family="text">
      <style:text-properties officeooo:rsid="000a5b23"/>
    </style:style>
    <style:style style:name="T22" style:family="text">
      <style:text-properties style:font-name="var ds-font-family-code" officeooo:rsid="000be7c0" loext:padding="0in" loext:border="none"/>
    </style:style>
    <text:list-style style:name="L1">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1098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1252in"/>
      </text:list-level-style-number>
      <text:list-level-style-bullet text:level="2" text:style-name="Bullet_20_Symbols" loext:num-list-format="%2%." style:num-suffix="." text:bullet-char="•">
        <style:list-level-properties text:space-before="0.6173in"/>
      </text:list-level-style-bullet>
      <text:list-level-style-bullet text:level="3" text:style-name="Bullet_20_Symbols" loext:num-list-format="%3%." style:num-suffix="." text:bullet-char="•">
        <style:list-level-properties text:space-before="1.1098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RIPADVISOR CLONE</text:p>
      <text:p text:style-name="P1"/>
      <text:p text:style-name="Subtitle">Version 1: Restaurants</text:p>
      <text:p text:style-name="P2"><text:span text:style-name="T1">The application is a </text:span><text:span text:style-name="Strong_20_Emphasis"><text:span text:style-name="T1">Restaurant Information System</text:span></text:span><text:span text:style-name="T2"> </text:span><text:span text:style-name="T1">that allows users to view, search, and manage restaurant data. The system should provide detailed information about restaurants, including their ratings, menus, prices, descriptions, and other relevant details. The application should support CRUD operations for managing restaurant data and allow filtering for efficient search and retrieval.</text:span> </text:p>
      <text:p text:style-name="P2"/>
      <text:h text:style-name="P3" text:outline-level="3"><text:span text:style-name="Strong_20_Emphasis"><text:span text:style-name="T3">Functional Requirements:</text:span></text:span></text:h>
      <text:list text:style-name="L1">
        <text:list-item>
          <text:p text:style-name="P4"><text:span text:style-name="Strong_20_Emphasis"><text:span text:style-name="T1">View Restaurant Information:</text:span></text:span></text:p>
          <text:list>
            <text:list-item>
              <text:p text:style-name="P5">Users should be able to view a list of restaurants with basic information (name, rating, price range, and location).</text:p>
            </text:list-item>
            <text:list-item>
              <text:p text:style-name="P6">Users should be able to click on a restaurant to view detailed information, including:</text:p>
              <text:list>
                <text:list-item>
                  <text:p text:style-name="P5">Full description</text:p>
                </text:list-item>
                <text:list-item>
                  <text:p text:style-name="P5">Menu items with prices</text:p>
                </text:list-item>
                <text:list-item>
                  <text:p text:style-name="P5">Average rating (e.g., 4.5/5)</text:p>
                </text:list-item>
                <text:list-item>
                  <text:p text:style-name="P5">Contact information (phone, email, address)</text:p>
                </text:list-item>
                <text:list-item>
                  <text:p text:style-name="P5">Opening hours</text:p>
                </text:list-item>
              </text:list>
            </text:list-item>
          </text:list>
        </text:list-item>
        <text:list-item>
          <text:p text:style-name="P4"><text:span text:style-name="Strong_20_Emphasis"><text:span text:style-name="T1">Search and Filter Restaurants:</text:span></text:span></text:p>
          <text:list>
            <text:list-item>
              <text:p text:style-name="P6">Users should be able to search for restaurants by:</text:p>
              <text:list>
                <text:list-item>
                  <text:p text:style-name="P5">Name</text:p>
                </text:list-item>
                <text:list-item>
                  <text:p text:style-name="P5">Location (city, zip code, or area)</text:p>
                </text:list-item>
                <text:list-item>
                  <text:p text:style-name="P5">Cuisine type (e.g., Italian, Chinese, Vegan)</text:p>
                </text:list-item>
                <text:list-item>
                  <text:p text:style-name="P5">Price range (e.g., $, $$, $$$)</text:p>
                </text:list-item>
                <text:list-item>
                  <text:p text:style-name="P5">Minimum rating (e.g., 4 stars and above)</text:p>
                </text:list-item>
              </text:list>
            </text:list-item>
            <text:list-item>
              <text:p text:style-name="P5">The system should return a filtered list of restaurants based on the search criteria.</text:p>
            </text:list-item>
          </text:list>
        </text:list-item>
      </text:list>
      <text:p text:style-name="P7"/>
      <text:p text:style-name="P7"/>
      <text:p text:style-name="P7"/>
      <text:p text:style-name="P7"/>
      <text:p text:style-name="P7"/>
      <text:p text:style-name="P7"/>
      <text:p text:style-name="P7"/>
      <text:list text:continue-numbering="true" text:style-name="L1">
        <text:list-item>
          <text:p text:style-name="P4"><text:soft-page-break/><text:span text:style-name="Strong_20_Emphasis"><text:span text:style-name="T1">Add New Restaurant:</text:span></text:span></text:p>
          <text:list>
            <text:list-item>
              <text:p text:style-name="P6">Admins should be able to add a new restaurant to the system by providing:</text:p>
              <text:list>
                <text:list-item>
                  <text:p text:style-name="P5">Name</text:p>
                </text:list-item>
                <text:list-item>
                  <text:p text:style-name="P5">Description</text:p>
                </text:list-item>
                <text:list-item>
                  <text:p text:style-name="P5">Location (address, city, zip code)</text:p>
                </text:list-item>
                <text:list-item>
                  <text:p text:style-name="P5">Cuisine type</text:p>
                </text:list-item>
                <text:list-item>
                  <text:p text:style-name="P5">Menu items with prices</text:p>
                </text:list-item>
                <text:list-item>
                  <text:p text:style-name="P5">Contact information</text:p>
                </text:list-item>
                <text:list-item>
                  <text:p text:style-name="P5">Opening hours</text:p>
                </text:list-item>
                <text:list-item>
                  <text:p text:style-name="P5">Initial rating (optional)</text:p>
                </text:list-item>
              </text:list>
            </text:list-item>
          </text:list>
        </text:list-item>
        <text:list-item>
          <text:p text:style-name="P4"><text:span text:style-name="Strong_20_Emphasis"><text:span text:style-name="T1">Bulk Upload Restaurants:</text:span></text:span></text:p>
          <text:list>
            <text:list-item>
              <text:p text:style-name="P5">Admins should be able to upload a JSON file containing multiple restaurants to add them to the system in bulk.</text:p>
            </text:list-item>
          </text:list>
        </text:list-item>
        <text:list-item>
          <text:p text:style-name="P4"><text:span text:style-name="Strong_20_Emphasis"><text:span text:style-name="T1">Update Restaurant Information:</text:span></text:span></text:p>
          <text:list>
            <text:list-item>
              <text:p text:style-name="P6">Admins should be able to modify restaurant details, such as:</text:p>
              <text:list>
                <text:list-item>
                  <text:p text:style-name="P5">Updating the menu (adding/removing items, changing prices)</text:p>
                </text:list-item>
                <text:list-item>
                  <text:p text:style-name="P5">Changing contact information or opening hours</text:p>
                </text:list-item>
                <text:list-item>
                  <text:p text:style-name="P5">Updating the description or rating</text:p>
                </text:list-item>
              </text:list>
            </text:list-item>
          </text:list>
        </text:list-item>
        <text:list-item>
          <text:p text:style-name="P4"><text:span text:style-name="Strong_20_Emphasis"><text:span text:style-name="T1">Delete Restaurant:</text:span></text:span></text:p>
          <text:list>
            <text:list-item>
              <text:p text:style-name="P5">Admins should be able to remove a restaurant from the system.</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3"><text:soft-page-break/><text:span text:style-name="Strong_20_Emphasis"><text:span text:style-name="T3">Non-Functional Requirements:</text:span></text:span></text:h>
      <text:list text:style-name="L2">
        <text:list-item>
          <text:p text:style-name="P8"><text:span text:style-name="Strong_20_Emphasis"><text:span text:style-name="T1">Performance:</text:span></text:span></text:p>
          <text:list>
            <text:list-item>
              <text:p text:style-name="P9">The system should load restaurant lists and details within 2 seconds for up to 10,000 restaurants.</text:p>
            </text:list-item>
            <text:list-item>
              <text:p text:style-name="P9">Search and filter operations should return results within 1 second.</text:p>
            </text:list-item>
          </text:list>
        </text:list-item>
        <text:list-item>
          <text:p text:style-name="P8"><text:span text:style-name="Strong_20_Emphasis"><text:span text:style-name="T1">Scalability:</text:span></text:span></text:p>
          <text:list>
            <text:list-item>
              <text:p text:style-name="P9">The system should handle up to 100,000 restaurants without performance degradation.</text:p>
            </text:list-item>
          </text:list>
        </text:list-item>
        <text:list-item>
          <text:p text:style-name="P8"><text:span text:style-name="Strong_20_Emphasis"><text:span text:style-name="T1">Security:</text:span></text:span></text:p>
          <text:list>
            <text:list-item>
              <text:p text:style-name="P9">Only authorized admins should be able to add, update, or delete restaurant data.</text:p>
            </text:list-item>
            <text:list-item>
              <text:p text:style-name="P9">User data (e.g., ratings) should be stored securely.</text:p>
            </text:list-item>
          </text:list>
        </text:list-item>
        <text:list-item>
          <text:p text:style-name="P8"><text:span text:style-name="Strong_20_Emphasis"><text:span text:style-name="T1">Localization:</text:span></text:span></text:p>
          <text:list>
            <text:list-item>
              <text:p text:style-name="P9">The application should support multiple languages for restaurant descriptions and menus.</text:p>
            </text:list-item>
          </text:list>
        </text:list-item>
        <text:list-item>
          <text:p text:style-name="P8"><text:span text:style-name="Strong_20_Emphasis"><text:span text:style-name="T1">Availability:</text:span></text:span></text:p>
          <text:list>
            <text:list-item>
              <text:p text:style-name="P9">The system should have 99.9% uptime.</text:p>
            </text:list-item>
          </text:list>
        </text:list-item>
      </text:list>
      <text:p text:style-name="P10"/>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2" text:outline-level="3"><text:soft-page-break/><text:span text:style-name="Strong_20_Emphasis"><text:span text:style-name="T3">CRUD Operations:</text:span></text:span></text:h>
      <text:list text:style-name="L3">
        <text:list-item>
          <text:p text:style-name="P13"><text:span text:style-name="Strong_20_Emphasis"><text:span text:style-name="T1">GET Restaurants:</text:span></text:span></text:p>
          <text:list>
            <text:list-item>
              <text:p text:style-name="P14">Retrieve a list of all restaurants with basic information.</text:p>
            </text:list-item>
            <text:list-item>
              <text:p text:style-name="P15"><text:span text:style-name="T1">Example: </text:span><text:span text:style-name="Source_20_Text"><text:span text:style-name="T4">GET /restaurants</text:span></text:span></text:p>
            </text:list-item>
          </text:list>
        </text:list-item>
        <text:list-item>
          <text:p text:style-name="P13"><text:span text:style-name="Strong_20_Emphasis"><text:span text:style-name="T1">GET Restaurant with Filters:</text:span></text:span></text:p>
          <text:list>
            <text:list-item>
              <text:p text:style-name="P14">Retrieve a filtered list of restaurants based on search criteria.</text:p>
            </text:list-item>
            <text:list-item>
              <text:p text:style-name="P15"><text:span text:style-name="T1">Example: </text:span><text:span text:style-name="Source_20_Text"><text:span text:style-name="T4">GET /restaurants?location=New+York&amp;cuisine=Italian&amp;min_rating=4</text:span></text:span></text:p>
            </text:list-item>
          </text:list>
        </text:list-item>
        <text:list-item>
          <text:p text:style-name="P13"><text:span text:style-name="Strong_20_Emphasis"><text:span text:style-name="T1">POST New Restaurant:</text:span></text:span></text:p>
          <text:list>
            <text:list-item>
              <text:p text:style-name="P14">Add a new restaurant to the system.</text:p>
            </text:list-item>
            <text:list-item>
              <text:p text:style-name="P13"><text:span text:style-name="T1">Example: </text:span><text:span text:style-name="Source_20_Text"><text:span text:style-name="T4">POST /restaurants</text:span></text:span><text:span text:style-name="T1"><text:line-break/></text:span><text:span text:style-name="T1">Request Body (JSON):</text:span></text:p>
            </text:list-item>
          </text:list>
        </text:list-item>
      </text:list>
      <text:p text:style-name="P16"><text:tab/>{</text:p>
      <text:p text:style-name="P17"><text:s text:c="2"/><text:tab/><text:tab/><text:span text:style-name="T5">"name":</text:span><text:span text:style-name="T6"> </text:span><text:span text:style-name="T7">"La Pizzeria"</text:span><text:span text:style-name="T5">,</text:span></text:p>
      <text:p text:style-name="P17"><text:s text:c="2"/><text:tab/><text:tab/><text:span text:style-name="T5">"description":</text:span><text:span text:style-name="T6"> </text:span><text:span text:style-name="T7">"Authentic Italian pizza"</text:span><text:span text:style-name="T5">,</text:span></text:p>
      <text:p text:style-name="P17"><text:s text:c="2"/><text:tab/><text:tab/><text:span text:style-name="T5">"location":</text:span><text:span text:style-name="T6"> </text:span><text:span text:style-name="T7">"123 Main St, New York, NY"</text:span><text:span text:style-name="T5">,</text:span></text:p>
      <text:p text:style-name="P17"><text:s text:c="2"/><text:tab/><text:tab/><text:span text:style-name="T5">"cuisine":</text:span><text:span text:style-name="T6"> </text:span><text:span text:style-name="T7">"Italian"</text:span><text:span text:style-name="T5">,</text:span></text:p>
      <text:p text:style-name="P17"><text:s text:c="2"/><text:tab/><text:tab/><text:span text:style-name="T5">"menu":</text:span><text:span text:style-name="T6"> </text:span><text:span text:style-name="T5">[</text:span></text:p>
      <text:p text:style-name="P17"><text:s text:c="4"/><text:tab/><text:tab/><text:tab/><text:span text:style-name="T5">{"item":</text:span><text:span text:style-name="T6"> </text:span><text:span text:style-name="T7">"Margherita Pizza"</text:span><text:span text:style-name="T5">,</text:span><text:span text:style-name="T6"> </text:span><text:span text:style-name="T5">"price":</text:span><text:span text:style-name="T6"> </text:span><text:span text:style-name="T8">12.99</text:span><text:span text:style-name="T5">},</text:span></text:p>
      <text:p text:style-name="P17"><text:s text:c="4"/><text:tab/><text:tab/><text:tab/><text:span text:style-name="T5">{"item":</text:span><text:span text:style-name="T6"> </text:span><text:span text:style-name="T7">"Pasta Carbonara"</text:span><text:span text:style-name="T5">,</text:span><text:span text:style-name="T6"> </text:span><text:span text:style-name="T5">"price":</text:span><text:span text:style-name="T6"> </text:span><text:span text:style-name="T8">15.99</text:span><text:span text:style-name="T5">}</text:span></text:p>
      <text:p text:style-name="P17"><text:s text:c="2"/><text:tab/><text:tab/><text:span text:style-name="T5">],</text:span></text:p>
      <text:p text:style-name="P17"><text:s text:c="2"/><text:tab/><text:tab/><text:span text:style-name="T5">"contact":</text:span><text:span text:style-name="T6"> </text:span><text:span text:style-name="T5">{"phone":</text:span><text:span text:style-name="T6"> </text:span><text:span text:style-name="T7">"123-456-7890"</text:span><text:span text:style-name="T5">,</text:span><text:span text:style-name="T6"> </text:span><text:span text:style-name="T5">"email":</text:span><text:span text:style-name="T6"> </text:span><text:span text:style-name="T7">"info@lapizzeria.com"</text:span><text:span text:style-name="T5">},</text:span></text:p>
      <text:p text:style-name="P17"><text:s text:c="2"/><text:tab/><text:tab/><text:span text:style-name="T5">"opening_hours":</text:span><text:span text:style-name="T6"> </text:span><text:span text:style-name="T7">"Mon-Sun: 10 AM - 10 PM"</text:span><text:span text:style-name="T5">,</text:span></text:p>
      <text:p text:style-name="P17"><text:s text:c="2"/><text:tab/><text:tab/><text:span text:style-name="T5">"rating":</text:span><text:span text:style-name="T6"> </text:span><text:span text:style-name="T8">4.5</text:span></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
      <text:list xml:id="list145008362028283" text:continue-numbering="true" text:style-name="L3">
        <text:list-item>
          <text:p text:style-name="P18"><text:soft-page-break/><text:span text:style-name="Strong_20_Emphasis"><text:span text:style-name="T1">POST JSON of Restaurants:</text:span></text:span></text:p>
        </text:list-item>
      </text:list>
      <text:list text:style-name="L4">
        <text:list-item>
          <text:p text:style-name="P19">Upload multiple restaurants in bulk via a JSON file.</text:p>
        </text:list-item>
        <text:list-item>
          <text:p text:style-name="P20"><text:span text:style-name="T9">Example: </text:span><text:span text:style-name="Source_20_Text"><text:span text:style-name="T10">POST /restaurants/bulk</text:span></text:span><text:span text:style-name="T9"><text:line-break/>Request Body (JSON):</text:span></text:p>
        </text:list-item>
      </text:list>
      <text:p text:style-name="P21"><text:tab/>[</text:p>
      <text:p text:style-name="P22"><text:s text:c="2"/><text:tab/><text:tab/><text:span text:style-name="T11">{</text:span></text:p>
      <text:p text:style-name="P22"><text:s text:c="4"/><text:tab/><text:tab/><text:tab/><text:span text:style-name="T11">"name":</text:span><text:span text:style-name="T12"> </text:span><text:span text:style-name="T13">"Sushi Palace"</text:span><text:span text:style-name="T11">,</text:span></text:p>
      <text:p text:style-name="P22"><text:s text:c="4"/><text:tab/><text:tab/><text:tab/><text:span text:style-name="T11">"description":</text:span><text:span text:style-name="T12"> </text:span><text:span text:style-name="T13">"Fresh sushi and sashimi"</text:span><text:span text:style-name="T11">,</text:span></text:p>
      <text:p text:style-name="P22"><text:s text:c="4"/><text:tab/><text:tab/><text:tab/><text:span text:style-name="T11">"location":</text:span><text:span text:style-name="T12"> </text:span><text:span text:style-name="T13">"456 Elm St, Los Angeles, CA"</text:span><text:span text:style-name="T11">,</text:span></text:p>
      <text:p text:style-name="P22"><text:s text:c="4"/><text:tab/><text:tab/><text:tab/><text:span text:style-name="T11">"cuisine":</text:span><text:span text:style-name="T12"> </text:span><text:span text:style-name="T13">"Japanese"</text:span><text:span text:style-name="T11">,</text:span></text:p>
      <text:p text:style-name="P22"><text:s text:c="4"/><text:tab/><text:tab/><text:tab/><text:span text:style-name="T11">"menu":</text:span><text:span text:style-name="T12"> </text:span><text:span text:style-name="T11">[</text:span></text:p>
      <text:p text:style-name="P22"><text:s text:c="6"/><text:tab/><text:tab/><text:tab/><text:span text:style-name="T11">{"item":</text:span><text:span text:style-name="T12"> </text:span><text:span text:style-name="T13">"Sushi Platter"</text:span><text:span text:style-name="T11">,</text:span><text:span text:style-name="T12"> </text:span><text:span text:style-name="T11">"price":</text:span><text:span text:style-name="T12"> </text:span><text:span text:style-name="T14">25.99</text:span><text:span text:style-name="T11">},</text:span></text:p>
      <text:p text:style-name="P22"><text:s text:c="6"/><text:tab/><text:tab/><text:tab/><text:span text:style-name="T11">{"item":</text:span><text:span text:style-name="T12"> </text:span><text:span text:style-name="T13">"Miso Soup"</text:span><text:span text:style-name="T11">,</text:span><text:span text:style-name="T12"> </text:span><text:span text:style-name="T11">"price":</text:span><text:span text:style-name="T12"> </text:span><text:span text:style-name="T14">3.99</text:span><text:span text:style-name="T11">}</text:span></text:p>
      <text:p text:style-name="P22"><text:s text:c="4"/><text:tab/><text:tab/><text:tab/><text:span text:style-name="T11">],</text:span></text:p>
      <text:p text:style-name="P22"><text:s text:c="4"/><text:tab/><text:tab/><text:tab/><text:span text:style-name="T11">"contact":</text:span><text:span text:style-name="T12"> </text:span><text:span text:style-name="T11">{"phone":</text:span><text:span text:style-name="T12"> </text:span><text:span text:style-name="T13">"987-654-3210"</text:span><text:span text:style-name="T11">,</text:span><text:span text:style-name="T12"> </text:span><text:span text:style-name="T11">"email":</text:span><text:span text:style-name="T12"> </text:span><text:span text:style-name="T13">"info@sushipalace.com"</text:span><text:span text:style-name="T11">},</text:span></text:p>
      <text:p text:style-name="P22"><text:s text:c="4"/><text:tab/><text:tab/><text:tab/><text:span text:style-name="T11">"opening_hours":</text:span><text:span text:style-name="T12"> </text:span><text:span text:style-name="T13">"Mon-Sun: 11 AM - 9 PM"</text:span><text:span text:style-name="T11">,</text:span></text:p>
      <text:p text:style-name="P22"><text:s text:c="4"/><text:tab/><text:tab/><text:tab/><text:span text:style-name="T11">"rating":</text:span><text:span text:style-name="T12"> </text:span><text:span text:style-name="T14">4.7</text:span></text:p>
      <text:p text:style-name="P22"><text:s text:c="2"/><text:tab/><text:tab/><text:span text:style-name="T11">},</text:span></text:p>
      <text:p text:style-name="P22"><text:s text:c="2"/><text:tab/><text:tab/><text:span text:style-name="T11">{</text:span></text:p>
      <text:p text:style-name="P22"><text:s text:c="4"/><text:tab/><text:tab/><text:tab/><text:span text:style-name="T11">"name":</text:span><text:span text:style-name="T12"> </text:span><text:span text:style-name="T13">"Burger Haven"</text:span><text:span text:style-name="T11">,</text:span></text:p>
      <text:p text:style-name="P22"><text:s text:c="4"/><text:tab/><text:tab/><text:tab/><text:span text:style-name="T11">"description":</text:span><text:span text:style-name="T12"> </text:span><text:span text:style-name="T13">"Gourmet burgers and fries"</text:span><text:span text:style-name="T11">,</text:span></text:p>
      <text:p text:style-name="P22"><text:s text:c="4"/><text:tab/><text:tab/><text:tab/><text:span text:style-name="T11">"location":</text:span><text:span text:style-name="T12"> </text:span><text:span text:style-name="T13">"789 Oak St, Chicago, IL"</text:span><text:span text:style-name="T11">,</text:span></text:p>
      <text:p text:style-name="P22"><text:s text:c="4"/><text:tab/><text:tab/><text:tab/><text:span text:style-name="T11">"cuisine":</text:span><text:span text:style-name="T12"> </text:span><text:span text:style-name="T13">"American"</text:span><text:span text:style-name="T11">,</text:span></text:p>
      <text:p text:style-name="P22"><text:s text:c="4"/><text:tab/><text:tab/><text:tab/><text:span text:style-name="T11">"menu":</text:span><text:span text:style-name="T12"> </text:span><text:span text:style-name="T11">[</text:span></text:p>
      <text:p text:style-name="P22"><text:s text:c="6"/><text:tab/><text:tab/><text:tab/><text:span text:style-name="T11">{"item":</text:span><text:span text:style-name="T12"> </text:span><text:span text:style-name="T13">"Classic Burger"</text:span><text:span text:style-name="T11">,</text:span><text:span text:style-name="T12"> </text:span><text:span text:style-name="T11">"price":</text:span><text:span text:style-name="T12"> </text:span><text:span text:style-name="T14">9.99</text:span><text:span text:style-name="T11">},</text:span></text:p>
      <text:p text:style-name="P22"><text:s text:c="6"/><text:tab/><text:tab/><text:tab/><text:span text:style-name="T11">{"item":</text:span><text:span text:style-name="T12"> </text:span><text:span text:style-name="T13">"Cheese Fries"</text:span><text:span text:style-name="T11">,</text:span><text:span text:style-name="T12"> </text:span><text:span text:style-name="T11">"price":</text:span><text:span text:style-name="T12"> </text:span><text:span text:style-name="T14">4.99</text:span><text:span text:style-name="T11">}</text:span></text:p>
      <text:p text:style-name="P22"><text:s text:c="4"/><text:tab/><text:tab/><text:tab/><text:span text:style-name="T11">],</text:span></text:p>
      <text:p text:style-name="P22"><text:s text:c="4"/><text:tab/><text:tab/><text:tab/><text:span text:style-name="T11">"contact":</text:span><text:span text:style-name="T12"> </text:span><text:span text:style-name="T11">{"phone":</text:span><text:span text:style-name="T12"> </text:span><text:span text:style-name="T13">"555-123-4567"</text:span><text:span text:style-name="T11">,</text:span><text:span text:style-name="T12"> </text:span><text:span text:style-name="T11">"email":</text:span><text:span text:style-name="T12"> </text:span><text:span text:style-name="T13">"info@burgerhaven.com"</text:span><text:span text:style-name="T11">},</text:span></text:p>
      <text:p text:style-name="P22"><text:s text:c="4"/><text:tab/><text:tab/><text:tab/><text:span text:style-name="T11">"opening_hours":</text:span><text:span text:style-name="T12"> </text:span><text:span text:style-name="T13">"Mon-Sun: 12 PM - 11 PM"</text:span><text:span text:style-name="T11">,</text:span></text:p>
      <text:p text:style-name="P22"><text:s text:c="4"/><text:tab/><text:tab/><text:tab/><text:span text:style-name="T11">"rating":</text:span><text:span text:style-name="T12"> </text:span><text:span text:style-name="T14">4.3</text:span></text:p>
      <text:p text:style-name="P22"><text:s text:c="2"/><text:tab/><text:tab/><text:span text:style-name="T11">}</text:span></text:p>
      <text:p text:style-name="P21"><text:tab/>]</text:p>
      <text:p text:style-name="P23"/>
      <text:list xml:id="list145007529174485" text:continue-list="list145008362028283" text:style-name="L3">
        <text:list-item>
          <text:p text:style-name="P18"><text:span text:style-name="Strong_20_Emphasis"><text:span text:style-name="T1">PUT (Modify) Restaurant Data: </text:span></text:span></text:p>
        </text:list-item>
      </text:list>
      <text:p text:style-name="P24"><text:span text:style-name="Strong_20_Emphasis"><text:span text:style-name="T1">Update details of an existing restaurant.</text:span></text:span></text:p>
      <text:list text:style-name="L5">
        <text:list-item>
          <text:p text:style-name="P25">Example: <text:span text:style-name="Source_20_Text"><text:span text:style-name="T15">PUT /restaurants/123</text:span></text:span><text:line-break/>Request Body (JSON):</text:p>
          <text:p text:style-name="P26">{</text:p>
          <text:list>
            <text:list-header>
              <text:p text:style-name="P27"><text:span text:style-name="T16">"description":</text:span><text:span text:style-name="T17"> </text:span><text:span text:style-name="T18">"Authentic Italian pizza with gluten-free options"</text:span><text:span text:style-name="T16">,</text:span></text:p>
            </text:list-header>
          </text:list>
          <text:p text:style-name="P27"><text:s text:c="2"/><text:tab/><text:span text:style-name="T16">"menu":</text:span><text:span text:style-name="T17"> </text:span><text:span text:style-name="T16">[</text:span></text:p>
          <text:p text:style-name="P27"><text:s text:c="4"/><text:tab/><text:tab/><text:span text:style-name="T16">{"item":</text:span><text:span text:style-name="T17"> </text:span><text:span text:style-name="T18">"Margherita Pizza"</text:span><text:span text:style-name="T16">,</text:span><text:span text:style-name="T17"> </text:span><text:span text:style-name="T16">"price":</text:span><text:span text:style-name="T17"> </text:span><text:span text:style-name="T19">13.99</text:span><text:span text:style-name="T16">},</text:span></text:p>
          <text:p text:style-name="P27"><text:s text:c="4"/><text:tab/><text:tab/><text:span text:style-name="T16">{"item":</text:span><text:span text:style-name="T17"> </text:span><text:span text:style-name="T18">"Pasta Carbonara"</text:span><text:span text:style-name="T16">,</text:span><text:span text:style-name="T17"> </text:span><text:span text:style-name="T16">"price":</text:span><text:span text:style-name="T17"> </text:span><text:span text:style-name="T19">16.99</text:span><text:span text:style-name="T16">},</text:span></text:p>
          <text:p text:style-name="P27"><text:s text:c="4"/><text:tab/><text:tab/><text:span text:style-name="T16">{"item":</text:span><text:span text:style-name="T17"> </text:span><text:span text:style-name="T18">"Tiramisu"</text:span><text:span text:style-name="T16">,</text:span><text:span text:style-name="T17"> </text:span><text:span text:style-name="T16">"price":</text:span><text:span text:style-name="T17"> </text:span><text:span text:style-name="T19">7.99</text:span><text:span text:style-name="T16">}</text:span></text:p>
          <text:p text:style-name="P27"><text:s text:c="2"/><text:tab/><text:span text:style-name="T16">]</text:span></text:p>
          <text:p text:style-name="P26">}</text:p>
        </text:list-item>
      </text:list>
      <text:p text:style-name="P24"><text:span text:style-name="Strong_20_Emphasis"><text:span text:style-name="T1"/></text:span></text:p>
      <text:p text:style-name="P24"><text:span text:style-name="Strong_20_Emphasis"><text:span text:style-name="T1"/></text:span></text:p>
      <text:list text:continue-list="list145007529174485" text:style-name="L3">
        <text:list-item>
          <text:p text:style-name="P18"><text:soft-page-break/><text:span text:style-name="Strong_20_Emphasis"><text:span text:style-name="T1">DELETE Restaurant: </text:span></text:span></text:p>
        </text:list-item>
      </text:list>
      <text:p text:style-name="P24"><text:span text:style-name="Strong_20_Emphasis"><text:span text:style-name="T1">Remove a restaurant from the system.</text:span></text:span></text:p>
      <text:list text:style-name="L6">
        <text:list-item>
          <text:p text:style-name="P28">Example: <text:span text:style-name="Source_20_Text"><text:span text:style-name="T15">DELETE /restaurants/123</text:span></text:span></text:p>
        </text:list-item>
      </text:list>
      <text:p text:style-name="P24"><text:span text:style-name="Strong_20_Emphasis"><text:span text:style-name="T1"/></text:span></text:p>
      <text:h text:style-name="P29" text:outline-level="3"><text:span text:style-name="Strong_20_Emphasis"><text:span text:style-name="T1">Translation into Technical Requirements:</text:span></text:span></text:h>
      <text:list text:style-name="L7">
        <text:list-item>
          <text:p text:style-name="P30"><text:span text:style-name="Strong_20_Emphasis"><text:span text:style-name="T20">Entity/Relationship (ER) Diagram:</text:span></text:span></text:p>
          <text:list>
            <text:list-item>
              <text:p text:style-name="P31">Entities: <text:span text:style-name="Source_20_Text"><text:span text:style-name="T15">Restaurant</text:span></text:span>, <text:span text:style-name="Source_20_Text"><text:span text:style-name="T15">Menu</text:span></text:span>, <text:span text:style-name="Source_20_Text"><text:span text:style-name="T15">Contact</text:span></text:span>, <text:span text:style-name="Source_20_Text"><text:span text:style-name="T15">Location</text:span></text:span>, <text:span text:style-name="Source_20_Text"><text:span text:style-name="T15">Rating</text:span></text:span></text:p>
            </text:list-item>
            <text:list-item>
              <text:p text:style-name="P30">Relationships:</text:p>
              <text:list>
                <text:list-item>
                  <text:p text:style-name="P31">A <text:span text:style-name="Source_20_Text"><text:span text:style-name="T15">Restaurant</text:span></text:span> has one <text:span text:style-name="T21">or many</text:span> <text:span text:style-name="Source_20_Text"><text:span text:style-name="T15">Location</text:span></text:span>.</text:p>
                </text:list-item>
                <text:list-item>
                  <text:p text:style-name="P31">A <text:span text:style-name="Source_20_Text"><text:span text:style-name="T15">Restaurant</text:span></text:span> has many <text:span text:style-name="Source_20_Text"><text:span text:style-name="T15">Menu</text:span></text:span> items.</text:p>
                </text:list-item>
                <text:list-item>
                  <text:p text:style-name="P31">A <text:span text:style-name="Source_20_Text"><text:span text:style-name="T15">Restaurant</text:span></text:span> has one <text:span text:style-name="Source_20_Text"><text:span text:style-name="T15">Contact</text:span></text:span>.</text:p>
                </text:list-item>
                <text:list-item>
                  <text:p text:style-name="P31">A <text:span text:style-name="Source_20_Text"><text:span text:style-name="T15">Restaurant</text:span></text:span> has one <text:span text:style-name="Source_20_Text"><text:span text:style-name="T15">Rating</text:span></text:span>.</text:p>
                </text:list-item>
              </text:list>
            </text:list-item>
          </text:list>
        </text:list-item>
        <text:list-item>
          <text:p text:style-name="P30"><text:span text:style-name="Strong_20_Emphasis"><text:span text:style-name="T20">Activity Diagram:</text:span></text:span></text:p>
          <text:list>
            <text:list-item>
              <text:p text:style-name="P30">Activities:</text:p>
              <text:list>
                <text:list-item>
                  <text:p text:style-name="P31">Search for restaurants.</text:p>
                </text:list-item>
                <text:list-item>
                  <text:p text:style-name="P31">View restaurant details.</text:p>
                </text:list-item>
                <text:list-item>
                  <text:p text:style-name="P31">Add/update/delete restaurant data.</text:p>
                </text:list-item>
              </text:list>
            </text:list-item>
            <text:list-item>
              <text:p text:style-name="P30">Decision Points:</text:p>
              <text:list>
                <text:list-item>
                  <text:p text:style-name="P31">Is the user an admin? (Yes/No)</text:p>
                </text:list-item>
                <text:list-item>
                  <text:p text:style-name="P31">Are filters applied? (Yes/No)</text:p>
                </text:list-item>
              </text:list>
            </text:list-item>
          </text:list>
        </text:list-item>
        <text:list-item>
          <text:p text:style-name="P30"><text:span text:style-name="Strong_20_Emphasis"><text:span text:style-name="T20">API Endpoints:</text:span></text:span></text:p>
          <text:list>
            <text:list-item>
              <text:p text:style-name="P31"><text:span text:style-name="Source_20_Text"><text:span text:style-name="T15">GET /restaurants</text:span></text:span></text:p>
            </text:list-item>
            <text:list-item>
              <text:p text:style-name="P31"><text:span text:style-name="Source_20_Text"><text:span text:style-name="T15">GET /restaurants?filters</text:span></text:span></text:p>
            </text:list-item>
            <text:list-item>
              <text:p text:style-name="P31"><text:span text:style-name="Source_20_Text"><text:span text:style-name="T15">POST /restaurants</text:span></text:span></text:p>
            </text:list-item>
            <text:list-item>
              <text:p text:style-name="P31"><text:span text:style-name="Source_20_Text"><text:span text:style-name="T15">POST /restaurants/bulk</text:span></text:span></text:p>
            </text:list-item>
            <text:list-item>
              <text:p text:style-name="P31"><text:span text:style-name="Source_20_Text"><text:span text:style-name="T15">PUT /restaurants/{id}</text:span></text:span></text:p>
            </text:list-item>
            <text:list-item>
              <text:p text:style-name="P31"><text:span text:style-name="Source_20_Text"><text:span text:style-name="T15">DELETE /restaurants/{id}</text:span></text:span></text:p>
            </text:list-item>
          </text:list>
        </text:list-item>
        <text:list-item>
          <text:p text:style-name="P30"><text:span text:style-name="Strong_20_Emphasis"><text:span text:style-name="T20">Database Schema:</text:span></text:span></text:p>
          <text:list>
            <text:list-item>
              <text:p text:style-name="P31"><text:span text:style-name="Source_20_Text"><text:span text:style-name="T15">Restaurant</text:span></text:span> table: <text:span text:style-name="Source_20_Text"><text:span text:style-name="T15">id</text:span></text:span>, <text:span text:style-name="Source_20_Text"><text:span text:style-name="T15">name</text:span></text:span>, <text:span text:style-name="Source_20_Text"><text:span text:style-name="T15">description</text:span></text:span>, <text:span text:style-name="Source_20_Text"><text:span text:style-name="T15">location_id</text:span></text:span>, <text:span text:style-name="Source_20_Text"><text:span text:style-name="T15">cuisine</text:span></text:span>, <text:span text:style-name="Source_20_Text"><text:span text:style-name="T15">rating</text:span></text:span></text:p>
            </text:list-item>
            <text:list-item>
              <text:p text:style-name="P31"><text:span text:style-name="Source_20_Text"><text:span text:style-name="T15">Menu</text:span></text:span> table: <text:span text:style-name="Source_20_Text"><text:span text:style-name="T15">id</text:span></text:span>, <text:span text:style-name="Source_20_Text"><text:span text:style-name="T15">restaurant_id</text:span></text:span>, <text:span text:style-name="Source_20_Text"><text:span text:style-name="T15">item</text:span></text:span>, <text:span text:style-name="Source_20_Text"><text:span text:style-name="T15">price, </text:span></text:span><text:span text:style-name="Source_20_Text"><text:span text:style-name="T22">currency</text:span></text:span></text:p>
            </text:list-item>
            <text:list-item>
              <text:p text:style-name="P31"><text:span text:style-name="Source_20_Text"><text:span text:style-name="T15">Contact</text:span></text:span> table: <text:span text:style-name="Source_20_Text"><text:span text:style-name="T15">id</text:span></text:span>, <text:span text:style-name="Source_20_Text"><text:span text:style-name="T15">restaurant_id</text:span></text:span>, <text:span text:style-name="Source_20_Text"><text:span text:style-name="T15">phone</text:span></text:span>, <text:span text:style-name="Source_20_Text"><text:span text:style-name="T15">email</text:span></text:span></text:p>
            </text:list-item>
            <text:list-item>
              <text:p text:style-name="P31"><text:span text:style-name="Source_20_Text"><text:span text:style-name="T15">Location</text:span></text:span> table: <text:span text:style-name="Source_20_Text"><text:span text:style-name="T15">id</text:span></text:span>, <text:span text:style-name="Source_20_Text"><text:span text:style-name="T15">address</text:span></text:span>, <text:span text:style-name="Source_20_Text"><text:span text:style-name="T15">city</text:span></text:span>, <text:span text:style-name="Source_20_Text"><text:span text:style-name="T15">zip_code</text:span></text:span></text:p>
            </text:list-item>
            <text:list-item>
              <text:p text:style-name="P31"><text:span text:style-name="Source_20_Text"><text:span text:style-name="T15">Rating</text:span></text:span> table: <text:span text:style-name="Source_20_Text"><text:span text:style-name="T15">id</text:span></text:span>, <text:span text:style-name="Source_20_Text"><text:span text:style-name="T15">restaurant_id</text:span></text:span>, <text:span text:style-name="Source_20_Text"><text:span text:style-name="T15">score</text:span></text:span></text:p>
            </text:list-item>
          </text:list>
        </text:list-item>
      </text:list>
      <text:p text:style-name="P24"><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nter" svg:font-family="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4T12:49:52.473251400</meta:creation-date>
    <dc:date>2025-02-24T14:50:06.444435200</dc:date>
    <meta:editing-duration>PT1H26M36S</meta:editing-duration>
    <meta:editing-cycles>2</meta:editing-cycles>
    <meta:generator>LibreOffice/25.2.0.3$Windows_X86_64 LibreOffice_project/e1cf4a87eb02d755bce1a01209907ea5ddc8f069</meta:generator>
    <meta:document-statistic meta:table-count="0" meta:image-count="0" meta:object-count="0" meta:page-count="6" meta:paragraph-count="150" meta:word-count="819" meta:character-count="5581" meta:non-whitespace-character-count="4750"/>
  </office:meta>
</office:document-meta>
</file>